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3pt" style:font-size-asian="13pt" style:font-size-complex="13pt"/>
    </style:style>
    <style:style style:name="P2" style:family="paragraph" style:parent-style-name="Text_20_body" style:list-style-name="L1">
      <style:text-properties fo:font-size="13pt" style:font-size-asian="13pt" style:font-size-complex="13pt"/>
    </style:style>
    <style:style style:name="P3" style:family="paragraph" style:parent-style-name="Text_20_body" style:list-style-name="L2">
      <style:text-properties fo:font-size="13pt" style:font-size-asian="13pt" style:font-size-complex="13pt"/>
    </style:style>
    <style:style style:name="P4" style:family="paragraph" style:parent-style-name="Text_20_body" style:list-style-name="L3">
      <style:text-properties fo:font-size="13pt" style:font-size-asian="13pt" style:font-size-complex="13pt"/>
    </style:style>
    <style:style style:name="P5" style:family="paragraph" style:parent-style-name="Text_20_body" style:list-style-name="L4">
      <style:text-properties fo:font-size="13pt" style:font-size-asian="13pt" style:font-size-complex="13pt"/>
    </style:style>
    <style:style style:name="P6" style:family="paragraph" style:parent-style-name="Text_20_body" style:list-style-name="L5">
      <style:text-properties fo:font-size="13pt" style:font-size-asian="13pt" style:font-size-complex="13pt"/>
    </style:style>
    <style:style style:name="P7" style:family="paragraph" style:parent-style-name="Text_20_body" style:list-style-name="L6">
      <style:text-properties fo:font-size="13pt" style:font-size-asian="13pt" style:font-size-complex="13pt"/>
    </style:style>
    <style:style style:name="P8" style:family="paragraph" style:parent-style-name="Text_20_body" style:list-style-name="L7">
      <style:text-properties fo:font-size="13pt" style:font-size-asian="13pt" style:font-size-complex="13pt"/>
    </style:style>
    <style:style style:name="P9" style:family="paragraph" style:parent-style-name="Text_20_body" style:list-style-name="L8">
      <style:text-properties fo:font-size="13pt" style:font-size-asian="13pt" style:font-size-complex="13pt"/>
    </style:style>
    <style:style style:name="P10" style:family="paragraph" style:parent-style-name="Text_20_body" style:list-style-name="L9">
      <style:text-properties fo:font-size="13pt" style:font-size-asian="13pt" style:font-size-complex="13pt"/>
    </style:style>
    <style:style style:name="P11" style:family="paragraph" style:parent-style-name="Text_20_body" style:list-style-name="L10">
      <style:text-properties fo:font-size="13pt" style:font-size-asian="13pt" style:font-size-complex="13pt"/>
    </style:style>
    <style:style style:name="P12" style:family="paragraph" style:parent-style-name="Text_20_body" style:list-style-name="L11">
      <style:text-properties fo:font-size="13pt" style:font-size-asian="13pt" style:font-size-complex="13pt"/>
    </style:style>
    <style:style style:name="P13" style:family="paragraph" style:parent-style-name="Text_20_body" style:list-style-name="L12">
      <style:text-properties fo:font-size="13pt" style:font-size-asian="13pt" style:font-size-complex="13pt"/>
    </style:style>
    <style:style style:name="P14" style:family="paragraph" style:parent-style-name="Text_20_body" style:list-style-name="L13">
      <style:text-properties fo:font-size="13pt" style:font-size-asian="13pt" style:font-size-complex="13pt"/>
    </style:style>
    <style:style style:name="P15" style:family="paragraph" style:parent-style-name="Text_20_body" style:list-style-name="L14">
      <style:text-properties fo:font-size="13pt" style:font-size-asian="13pt" style:font-size-complex="13pt"/>
    </style:style>
    <style:style style:name="P16" style:family="paragraph" style:parent-style-name="Text_20_body" style:list-style-name="L15">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3pt"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BRIEFING DEL PROYECTO: SupplierSync AI</text:span></text:span></text:p>
      <text:p text:style-name="Text_20_body"><text:span text:style-name="Strong_20_Emphasis"><text:span text:style-name="T2">1. Título del Proyecto</text:span></text:span><text:span text:style-name="T2"> SupplierSync AI</text:span></text:p>
      <text:p text:style-name="Text_20_body"><text:span text:style-name="Strong_20_Emphasis"><text:span text:style-name="T2">2. Descripción General</text:span></text:span><text:span text:style-name="T2"> SupplierSync AI es una herramienta inteligente de extracción automatizada de información que permite a las empresas capturar, procesar y automatizar la carga de datos desde diversos documentos de proveedores a sistemas de gestión y plataformas de certificación. La solución está diseñada para identificar y extraer información clave de documentos como facturas, formularios de seguridad (OSHA 300A), declaraciones de impuestos (Tax Return), certificados de cumplimiento y otros documentos críticos para la administración de riesgos de proveedores.</text:span></text:p>
      <text:p text:style-name="P1">El objetivo principal de SupplierSync AI es reducir la necesidad de procesamiento manual de documentos, disminuir el riesgo de errores humanos y agilizar la integración de los proveedores a través de la automatización de formularios. Este sistema tiene un impacto potencial significativo en la eficiencia operativa de las empresas que trabajan con grandes volúmenes de documentos de proveedores.</text:p>
      <text:p text:style-name="Text_20_body"><text:span text:style-name="Strong_20_Emphasis"><text:span text:style-name="T2">3. Objetivo del Proyecto</text:span></text:span><text:span text:style-name="T2"> El objetivo de SupplierSync AI es crear una solución basada en inteligencia artificial para la extracción automatizada de información desde múltiples tipos de documentos y la automatización del llenado de formularios en plataformas de certificación y administración de proveedores. Se espera que esta herramienta permita extraer de forma automática campos clave de formularios, como fechas, números de factura, totales, impuestos, así como información de proveedores como nombre de la empresa, EIN, direcciones y datos de contacto. Además, se busca la integración con portales externos para completar automáticamente los formularios.</text:span></text:p>
      <text:p text:style-name="Text_20_body"><text:span text:style-name="Strong_20_Emphasis"><text:span text:style-name="T2">4. Funcionalidades Propuestas</text:span></text:span></text:p>
      <text:p text:style-name="Text_20_body"><text:span text:style-name="Strong_20_Emphasis"><text:span text:style-name="T2">Nivel Esencial</text:span></text:span></text:p>
      <text:list text:style-name="L1">
        <text:list-item>
          <text:p text:style-name="P2">Extracción automática de datos de facturas: número de factura, fecha, total, impuestos y líneas de pedido.</text:p>
        </text:list-item>
        <text:list-item>
          <text:p text:style-name="P2">Reconocimiento de campos estándar en documentos comunes (OSHA 300A, EIN, declaraciones de impuestos, certificados de cumplimiento).</text:p>
        </text:list-item>
        <text:list-item>
          <text:p text:style-name="P2">Exportación de datos en formatos compatibles (CSV, JSON) para integración con otros sistemas.</text:p>
        </text:list-item>
      </text:list>
      <text:p text:style-name="Text_20_body"><text:span text:style-name="Strong_20_Emphasis"><text:span text:style-name="T2">Nivel Medio</text:span></text:span></text:p>
      <text:list text:style-name="L2">
        <text:list-item>
          <text:p text:style-name="P3">Extracción de datos desde formularios con campos estructurados y no estructurados.</text:p>
        </text:list-item>
        <text:list-item>
          <text:p text:style-name="P3">Capacidad para clasificar diferentes tipos de documentos de proveedores.</text:p>
        </text:list-item>
        <text:list-item>
          <text:p text:style-name="P3">Identificación y extracción de información crítica de formularios de seguridad (OSHA 300A) y certificados de cumplimiento.</text:p>
        </text:list-item>
        <text:list-item>
          <text:p text:style-name="P3"><text:soft-page-break/>Soporte para la extracción de información de documentos escaneados (OCR avanzado).</text:p>
        </text:list-item>
      </text:list>
      <text:p text:style-name="Text_20_body"><text:span text:style-name="Strong_20_Emphasis"><text:span text:style-name="T2">Nivel Avanzado</text:span></text:span></text:p>
      <text:list text:style-name="L3">
        <text:list-item>
          <text:p text:style-name="P4">Integración con plataformas de certificación de proveedores para completar formularios automáticamente (usando scraping de campos como texto, listas desplegables, casillas de verificación, campos de archivo adjunto, etc.).</text:p>
        </text:list-item>
        <text:list-item>
          <text:p text:style-name="P4">Capacidad para personalizar modelos de extracción según el tipo de documento.</text:p>
        </text:list-item>
        <text:list-item>
          <text:p text:style-name="P4">Generación de registros de auditoría y control de versiones de los datos extraídos.</text:p>
        </text:list-item>
      </text:list>
      <text:p text:style-name="Text_20_body"><text:span text:style-name="Strong_20_Emphasis"><text:span text:style-name="T2">Nivel Experto</text:span></text:span></text:p>
      <text:list text:style-name="L4">
        <text:list-item>
          <text:p text:style-name="P5">Reconocimiento de una amplia variedad de documentos de proveedores, incluidos certificados de diversidad (MBE, WBE) y certificados de cumplimiento por agencia.</text:p>
        </text:list-item>
        <text:list-item>
          <text:p text:style-name="P5">Extracción automatizada y clasificación de documentos en múltiples idiomas.</text:p>
        </text:list-item>
        <text:list-item>
          <text:p text:style-name="P5">Creación de un script de pruebas para generar datos ficticios que permitan la prueba automática del sistema de llenado de formularios, generando EIN válidos (9 dígitos), nombres, direcciones, códigos NAIC, etc.</text:p>
        </text:list-item>
      </text:list>
      <text:p text:style-name="Text_20_body"><text:span text:style-name="Strong_20_Emphasis"><text:span text:style-name="T2">5. Tecnologías Propuestas</text:span></text:span></text:p>
      <text:p text:style-name="Text_20_body"><text:span text:style-name="Strong_20_Emphasis"><text:span text:style-name="T2">Lenguajes de Programación</text:span></text:span></text:p>
      <text:list text:style-name="L5">
        <text:list-item>
          <text:p text:style-name="P6">Python: para la creación de los modelos de IA y la automatización del flujo de trabajo.</text:p>
        </text:list-item>
      </text:list>
      <text:p text:style-name="Text_20_body"><text:span text:style-name="Strong_20_Emphasis"><text:span text:style-name="T2">Librerías y Frameworks de IA/ML</text:span></text:span></text:p>
      <text:list text:style-name="L6">
        <text:list-item>
          <text:p text:style-name="P7">TensorFlow / PyTorch: para la creación de modelos de extracción de texto.</text:p>
        </text:list-item>
        <text:list-item>
          <text:p text:style-name="P7">Tesseract OCR: para la extracción de texto de documentos escaneados.</text:p>
        </text:list-item>
        <text:list-item>
          <text:p text:style-name="P7">SpaCy / NLTK: para el procesamiento del lenguaje natural.</text:p>
        </text:list-item>
      </text:list>
      <text:p text:style-name="Text_20_body"><text:span text:style-name="Strong_20_Emphasis"><text:span text:style-name="T2">Herramientas de Análisis de Datos</text:span></text:span></text:p>
      <text:list text:style-name="L7">
        <text:list-item>
          <text:p text:style-name="P8">Pandas y NumPy: para la manipulación de datos extraídos.</text:p>
        </text:list-item>
        <text:list-item>
          <text:p text:style-name="P8">Matplotlib y Seaborn: para visualizaciones.</text:p>
        </text:list-item>
      </text:list>
      <text:p text:style-name="Text_20_body"><text:span text:style-name="Strong_20_Emphasis"><text:span text:style-name="T2">Infraestructura y Desarrollo</text:span></text:span></text:p>
      <text:list text:style-name="L8">
        <text:list-item>
          <text:p text:style-name="P9">Docker: para crear entornos de desarrollo replicables.</text:p>
        </text:list-item>
        <text:list-item>
          <text:p text:style-name="P9">GitHub: para control de versiones y repositorio del proyecto.</text:p>
        </text:list-item>
      </text:list>
      <text:p text:style-name="Text_20_body"><text:span text:style-name="Strong_20_Emphasis"><text:span text:style-name="T2">Bases de Datos</text:span></text:span></text:p>
      <text:list text:style-name="L9">
        <text:list-item>
          <text:p text:style-name="P10">MongoDB / PostgreSQL: para almacenar los datos extraídos.</text:p>
        </text:list-item>
      </text:list>
      <text:p text:style-name="Text_20_body"><text:span text:style-name="Strong_20_Emphasis"><text:span text:style-name="T2">Servicios en la Nube (si aplica)</text:span></text:span></text:p>
      <text:list text:style-name="L10">
        <text:list-item>
          <text:p text:style-name="P11"><text:soft-page-break/>Google Cloud / AWS: para la implementación de la herramienta de forma escalable.</text:p>
        </text:list-item>
      </text:list>
      <text:p text:style-name="Text_20_body"><text:span text:style-name="Strong_20_Emphasis"><text:span text:style-name="T2">6. Datos a Utilizar</text:span></text:span></text:p>
      <text:p text:style-name="Text_20_body"><text:span text:style-name="Strong_20_Emphasis"><text:span text:style-name="T2">Descripción del Dataset</text:span></text:span></text:p>
      <text:list text:style-name="L11">
        <text:list-item>
          <text:p text:style-name="P12">Uso de documentos ficticios generados con un script de prueba.</text:p>
        </text:list-item>
        <text:list-item>
          <text:p text:style-name="P12">Datos reales anonimizados para realizar pruebas con información realista.</text:p>
        </text:list-item>
      </text:list>
      <text:p text:style-name="Text_20_body"><text:span text:style-name="Strong_20_Emphasis"><text:span text:style-name="T2">Volumen de Datos</text:span></text:span></text:p>
      <text:list text:style-name="L12">
        <text:list-item>
          <text:p text:style-name="P13">Inicialmente, se utilizará un conjunto de 100 documentos ficticios para pruebas internas.</text:p>
        </text:list-item>
      </text:list>
      <text:p text:style-name="Text_20_body"><text:span text:style-name="Strong_20_Emphasis"><text:span text:style-name="T2">Formato de los Datos</text:span></text:span></text:p>
      <text:list text:style-name="L13">
        <text:list-item>
          <text:p text:style-name="P14">Formatos PDF, PNG y JPG para documentos escaneados.</text:p>
        </text:list-item>
        <text:list-item>
          <text:p text:style-name="P14">Archivos CSV y JSON para la integración de datos estructurados.</text:p>
        </text:list-item>
      </text:list>
      <text:p text:style-name="Text_20_body"><text:span text:style-name="Strong_20_Emphasis"><text:span text:style-name="T2">Consideraciones Éticas y de Privacidad</text:span></text:span></text:p>
      <text:list text:style-name="L14">
        <text:list-item>
          <text:p text:style-name="P15">Se garantizará la privacidad y seguridad de los datos utilizando medidas de anonimato.</text:p>
        </text:list-item>
        <text:list-item>
          <text:p text:style-name="P15">El uso de datos reales se limitará a pruebas internas, sin exponer información confidencial.</text:p>
        </text:list-item>
      </text:list>
      <text:p text:style-name="Text_20_body"><text:span text:style-name="Strong_20_Emphasis"><text:span text:style-name="T2">7. Recomendaciones Generales</text:span></text:span></text:p>
      <text:list text:style-name="L15">
        <text:list-item>
          <text:p text:style-name="P16">El enfoque incremental en los niveles de funcionalidad permitirá asegurar la viabilidad del proyecto dentro del tiempo disponible.</text:p>
        </text:list-item>
        <text:list-item>
          <text:p text:style-name="P16">La creatividad y la ambición se verán reflejadas en las funcionalidades avanzadas y de nivel experto, permitiendo una diferenciación respecto a otras herramientas.</text:p>
        </text:list-item>
        <text:list-item>
          <text:p text:style-name="P16">La estructura modular permitirá extender la herramienta para incorporar nuevos tipos de documentos y casos de uso.</text:p>
        </text:list-item>
      </text:list>
      <text:p text:style-name="P1">Este briefing servirá como hoja de ruta para el desarrollo e implementación de SupplierSync AI, una herramienta que busca transformar la forma en que las empresas administran la información de sus proveedor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09:43:15.114000000</meta:creation-date>
    <dc:date>2024-12-13T09:45:19.971000000</dc:date>
    <meta:editing-duration>PT2M5S</meta:editing-duration>
    <meta:editing-cycles>1</meta:editing-cycles>
    <meta:generator>LibreOffice/24.8.3.2$Windows_X86_64 LibreOffice_project/48a6bac9e7e268aeb4c3483fcf825c94556d9f92</meta:generator>
    <meta:document-statistic meta:table-count="0" meta:image-count="0" meta:object-count="0" meta:page-count="3" meta:paragraph-count="57" meta:word-count="802" meta:character-count="5427" meta:non-whitespace-character-count="4715"/>
  </office:meta>
</office:document-meta>
</file>